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3-13_09-07-55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8" office:value-type="string">
            <text:p>2023-03-13_03-40-30_000.jpg</text:p>
          </table:table-cell>
          <table:table-cell table:style-name="ce26" office:value-type="string">
            <text:p>:m :PHOTO 寝た時刻 / 2023 / オナニー、未了、duration=1.5?時間ぐらい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 / オナニー、未了、duration=1.5?時間ぐらい,other=~">
            <text:p>:m :PHOTO 寝た時刻 / 2023 / オナニー、未了、duration=1.5?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 office:value-type="string">
            <text:p>2023-03-13_12-06-20_000.jpg</text:p>
          </table:table-cell>
          <table:table-cell table:style-name="ce26" office:value-type="string">
            <text:p>:m #*# / memo:other(m:other) / topic=, about=,other=,id=~,content=推;能;率;議;決;裁;民;主;観;党;角;造;富;豪;死;注;視;目;遊;牧;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#*# / memo:other(m:other) / topic=, about=,other=,id=~,content=推;能;率;議;決;裁;民;主;観;党;角;造;富;豪;死;注;視;目;遊;牧;">
            <text:p>:m #*# / memo:other(m:other) / topic=, about=,other=,id=~,content=推;能;率;議;決;裁;民;主;観;党;角;造;富;豪;死;注;視;目;遊;牧;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8" office:value-type="string">
            <text:p>2023-03-13_10-37-11_000.jpg</text:p>
          </table:table-cell>
          <table:table-cell table:style-name="ce26" office:value-type="string">
            <text:p>:m #*# / memo:other(m:other) / topic=習;;;字;;;, about=,other=,id=~,content=鶴;金;銀;察;署;議;員;委;野;聞;都;死;請;願;救;援;品;堺;界;請;求;建;替;意;識;多;寡;歳;祭;神;永;局;建;設;開;放;路;頭;制;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#*# / memo:other(m:other) / topic=習;;;字;;;, about=,other=,id=~,content=鶴;金;銀;察;署;議;員;委;野;聞;都;死;請;願;救;援;品;堺;界;請;求;建;替;意;識;多;寡;歳;祭;神;永;局;建;設;開;放;路;頭;制;">
            <text:p>:m #*# / memo:other(m:other) / topic=習;;;字;;;, about=,other=,id=~,content=鶴;金;銀;察;署;議;員;委;野;聞;都;死;請;願;救;援;品;堺;界;請;求;建;替;意;識;多;寡;歳;祭;神;永;局;建;設;開;放;路;頭;制;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3-13_13-13-2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3-13_21-22-14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3-03-13_09-24-1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3-13_10-34-57_000.jpg</text:p>
          </table:table-cell>
          <table:table-cell table:style-name="ce26" office:value-type="string">
            <text:p>:m #*# RES / JVEMV6 64#67_7_jutsuji / 『論語 述而』 著者=~,校注=~ / p.161 / w=,topic=魯、斉、衛：建国者：周公旦,publisher=明治書院,other=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#*# RES / JVEMV6 64#67_7_jutsuji / 『論語 述而』 著者=~,校注=~ / p.161 / w=,topic=魯、斉、衛：建国者：周公旦,publisher=明治書院,other=">
            <text:p>:m #*# RES / JVEMV6 64#67_7_jutsuji / 『論語 述而』 著者=~,校注=~ / p.161 / w=,topic=魯、斉、衛：建国者：周公旦,publisher=明治書院,other=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3-13_11-21-16_000.jpg</text:p>
          </table:table-cell>
          <table:table-cell table:style-name="ce26" office:value-type="string">
            <text:p>:m #*# RES / JVEMV6 64#253_islam_kongen / 『イスラームの根源をさぐる』 著者=牧野信也,校注=~ / p.30 / w=遊牧的価値観；砂漠的人間,topic=~,publisher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#*# RES / JVEMV6 64#253_islam_kongen / 『イスラームの根源をさぐる』 著者=牧野信也,校注=~ / p.30 / w=遊牧的価値観；砂漠的人間,topic=~,publisher=~,other=~">
            <text:p>:m #*# RES / JVEMV6 64#253_islam_kongen / 『イスラームの根源をさぐる』 著者=牧野信也,校注=~ / p.30 / w=遊牧的価値観；砂漠的人間,topic=~,publisher=~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3-13_14-17-55_000.jpg</text:p>
          </table:table-cell>
          <table:table-cell table:style-name="ce26" office:value-type="string">
            <text:p>:m #*# RES / free# S87DP9 記事読み / id=2611(Z611?)(browser=tor) / media=ptv / theme=イラン：石油輸出：増加量,content=１日当たり、増加量；１日当たり、産出量,w=~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#*# RES / free# S87DP9 記事読み / id=2611(Z611?)(browser=tor) / media=ptv / theme=イラン：石油輸出：増加量,content=１日当たり、増加量；１日当たり、産出量,w=~ / genre=~ / other=~">
            <text:p>:m #*# RES / free# S87DP9 記事読み / id=2611(Z611?)(browser=tor) / media=ptv / theme=イラン：石油輸出：増加量,content=１日当たり、増加量；１日当たり、産出量,w=~ / genre=~ / 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3-13_17-13-35_000.jpg</text:p>
          </table:table-cell>
          <table:table-cell table:style-name="ce26" office:value-type="string">
            <text:p>:m 1*2 RES / JVEMV6 64#250_amemiya / 『田中正造の人と生涯』 著者=雨宮義人,校注=~ / p.17 / w=,topic=~,publisher=~,other=map+:小中村[おなか？；map+:佐野市：栃木県の中で；memo+:小中村：正造の生家；map+:正造の生家：隠居所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1*2 RES / JVEMV6 64#250_amemiya / 『田中正造の人と生涯』 著者=雨宮義人,校注=~ / p.17 / w=,topic=~,publisher=~,other=map+:小中村[おなか？；map+:佐野市：栃木県の中で；memo+:小中村：正造の生家；map+:正造の生家：隠居所">
            <text:p>:m 1*2 RES / JVEMV6 64#250_amemiya / 『田中正造の人と生涯』 著者=雨宮義人,校注=~ / p.17 / w=,topic=~,publisher=~,other=map+:小中村[おなか？；map+:佐野市：栃木県の中で；memo+:小中村：正造の生家；map+:正造の生家：隠居所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3-13_17-13-56_000.jpg</text:p>
          </table:table-cell>
          <table:table-cell table:style-name="ce26" office:value-type="string">
            <text:p>:m 2*2 RES / JVEMV6 64#250_amemiya / 『田中正造の人と生涯』 著者=雨宮義人,校注=~ / p.18 / w=,topic=赤池小四郎,publisher=~,other=ske+:阿弥陀堂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5];CONCATENATE([.C15];&quot; / &quot;;[.E13]))" office:value-type="float" office:value="0">
            <text:p>0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3-13_17-42-38_000.jpg</text:p>
          </table:table-cell>
          <table:table-cell table:style-name="ce26" office:value-type="string">
            <text:p>:m #*# RES / JVEMV6 64#254_hukanzen / 『不完全性定理とはなにか』 著者=竹内薫,校注=~ / p.110 / w=ゲーデル数,topic=~,publisher=~,other=calc+:ゲーデル数：式を算出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#*# RES / JVEMV6 64#254_hukanzen / 『不完全性定理とはなにか』 著者=竹内薫,校注=~ / p.110 / w=ゲーデル数,topic=~,publisher=~,other=calc+:ゲーデル数：式を算出">
            <text:p>:m #*# RES / JVEMV6 64#254_hukanzen / 『不完全性定理とはなにか』 著者=竹内薫,校注=~ / p.110 / w=ゲーデル数,topic=~,publisher=~,other=calc+:ゲーデル数：式を算出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3">2023/03/13</text:date>, <text:time>22:24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13T22:24:44.92</dc:date>
    <dc:creator>iwabuchi ken</dc:creator>
    <meta:editing-duration>P55DT11M53S</meta:editing-duration>
    <meta:editing-cycles>17681</meta:editing-cycles>
    <meta:document-statistic meta:table-count="2" meta:cell-count="921" meta:object-count="0"/>
    <meta:user-defined meta:name="qrichtext">1</meta:user-defined>
  </office:meta>
</office:document-meta>
</file>